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style:text-properties officeooo:rsid="00027a70" officeooo:paragraph-rsid="00027a70"/>
    </style:style>
    <style:style style:name="P2" style:family="paragraph" style:parent-style-name="Standard">
      <style:paragraph-properties fo:text-align="start" style:justify-single-word="false"/>
      <style:text-properties officeooo:rsid="00027a70" officeooo:paragraph-rsid="00027a70"/>
    </style:style>
    <style:style style:name="P3" style:family="paragraph" style:parent-style-name="Text_20_body">
      <style:text-properties officeooo:rsid="00027a70" officeooo:paragraph-rsid="00027a70"/>
    </style:style>
    <style:style style:name="P4" style:family="paragraph" style:parent-style-name="Text_20_body">
      <style:text-properties officeooo:rsid="00027a70" officeooo:paragraph-rsid="000547bb"/>
    </style:style>
    <style:style style:name="P5" style:family="paragraph" style:parent-style-name="Title">
      <style:text-properties officeooo:rsid="00027a70" officeooo:paragraph-rsid="00027a70"/>
    </style:style>
    <style:style style:name="T1" style:family="text">
      <style:text-properties officeooo:rsid="0004362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ujet n°2</text:p>
      <text:p text:style-name="P1"/>
      <text:p text:style-name="P2"/>
      <text:p text:style-name="P2"/>
      <text:p text:style-name="P5">Bilan Personnel</text:p>
      <text:p text:style-name="P3"/>
      <text:p text:style-name="P3"/>
      <text:p text:style-name="P3"><text:tab/>Je suis Somasundram Barathan, étudiant en deuxième année à EPITECH Paris et aujourd'hui, je fais le point sur mes compétences, de comment je l'ai appris et à quelle occasion.</text:p>
      <text:p text:style-name="P3"><text:tab/></text:p>
      <text:p text:style-name="P3"><text:tab/>Au cours de ces années à Epitech, j'ai appris de nouveaux langage de programmation tels que le C, C++, java, PHP, CSS, HTML5, python, ruby. Dans cette liste de langage informatique, celui que je maîtrise le mieux est le python. C'est le premier langage que j'ai appris pour ma spécialité informatique au lycée.</text:p>
      <text:p text:style-name="P3"/>
      <text:p text:style-name="P3"><text:tab/>Pendant ma première année, j 'ai effectué un stage en tant que Webmaster ce qui m'appris le monde du travail, et bien sur Epitech la dureté de la vie. </text:p>
      <text:p text:style-name="P3"/>
      <text:p text:style-name="P3"><text:tab/>J'aime bien jouer à des jeux vidéo, passer mon temps sans trop me fatiguer et plus que tout m'amuser. Par contre je n'aime pas travailler de manière acharner, être trop sérieux.</text:p>
      <text:p text:style-name="P3"/>
      <text:p text:style-name="P3"><text:tab/>Je suis quelqu'un de très amical une fois que l'on me connaît mais de nature timide. Mon plus gros point faible est la parresse. Et mon plus grand atout est que j'appprends très vite.</text:p>
      <text:p text:style-name="P3"/>
      <text:p text:style-name="P3"><text:tab/>Dans le futur, après Epitech je souhaite devenir Directeur du Système d'Information, mais cependant pour cela je dois m'améliorer dans le domaine algorythmique.</text:p>
      <text:p text:style-name="P3"/>
      <text:p text:style-name="P3"><text:tab/><text:tab/><text:tab/><text:tab/><text:tab/><text:tab/><text:tab/><text:tab/></text:p>
      <text:p text:style-name="P4"><text:tab/><text:tab/><text:tab/><text:tab/><text:tab/><text:tab/><text:tab/><text:tab/><text:span text:style-name="T1">le 22/03/2015, à Paris</text:span></text:p>
      <text:p text:style-name="P3"><text:tab/><text:tab/><text:tab/><text:tab/><text:tab/><text:tab/><text:tab/><text:tab/><text:span text:style-name="T1">Barathan SOMASUNDRAM</text:span></text:p>
      <text:p text:style-name="P3"><text:tab/><text:tab/><text:tab/><text:tab/><text:tab/><text:tab/><text:tab/><text:tab/><text:span text:style-name="T1">Etudiant EPITECH promo 2018</text:span></text:p>
      <text:p text:style-name="P3"><text:tab/><text:tab/><text:tab/><text:tab/><text:tab/><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2T23:20:55.654873752</meta:creation-date>
    <meta:generator>LibreOffice/4.1.6.2$Linux_X86_64 LibreOffice_project/410m0$Build-2</meta:generator>
    <dc:date>2015-03-22T23:41:03.239249292</dc:date>
    <meta:editing-duration>PT1M28S</meta:editing-duration>
    <meta:editing-cycles>3</meta:editing-cycles>
    <meta:document-statistic meta:table-count="0" meta:image-count="0" meta:object-count="0" meta:page-count="1" meta:paragraph-count="14" meta:word-count="213" meta:character-count="1295" meta:non-whitespace-character-count="1045"/>
  </office:meta>
</office:document-meta>
</file>